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774b" officeooo:paragraph-rsid="000c774b"/>
    </style:style>
    <style:style style:name="P2" style:family="paragraph" style:parent-style-name="Standard">
      <style:text-properties officeooo:paragraph-rsid="000cd434"/>
    </style:style>
    <style:style style:name="P3" style:family="paragraph" style:parent-style-name="Standard">
      <style:text-properties fo:color="#c9211e" loext:opacity="100%" officeooo:rsid="000c774b" officeooo:paragraph-rsid="000c774b"/>
    </style:style>
    <style:style style:name="P4" style:family="paragraph" style:parent-style-name="Standard">
      <style:text-properties fo:color="#c9211e" loext:opacity="100%" officeooo:rsid="000a9c30" officeooo:paragraph-rsid="000a9c30"/>
    </style:style>
    <style:style style:name="P5" style:family="paragraph" style:parent-style-name="Standard">
      <style:text-properties officeooo:rsid="000deed2" officeooo:paragraph-rsid="000deed2"/>
    </style:style>
    <style:style style:name="P6" style:family="paragraph" style:parent-style-name="Standard">
      <style:text-properties fo:color="#ffff00" loext:opacity="100%" officeooo:paragraph-rsid="000cd434"/>
    </style:style>
    <style:style style:name="P7" style:family="paragraph" style:parent-style-name="Standard">
      <style:paragraph-properties fo:text-align="justify" style:justify-single-word="false"/>
      <style:text-properties officeooo:paragraph-rsid="000cd434"/>
    </style:style>
    <style:style style:name="T1" style:family="text">
      <style:text-properties officeooo:rsid="000c774b"/>
    </style:style>
    <style:style style:name="T2" style:family="text">
      <style:text-properties officeooo:rsid="000cd434"/>
    </style:style>
    <style:style style:name="T3" style:family="text">
      <style:text-properties fo:color="#c9211e" loext:opacity="100%" officeooo:rsid="000c774b"/>
    </style:style>
    <style:style style:name="T4" style:family="text">
      <style:text-properties fo:color="#c9211e" loext:opacity="100%" officeooo:rsid="000cd434"/>
    </style:style>
    <style:style style:name="T5" style:family="text">
      <style:text-properties fo:color="#000000" loext:opacity="100%"/>
    </style:style>
    <style:style style:name="T6" style:family="text">
      <style:text-properties fo:color="#000000" loext:opacity="100%" officeooo:rsid="000cd434"/>
    </style:style>
    <style:style style:name="T7" style:family="text">
      <style:text-properties fo:color="#000000" loext:opacity="100%" officeooo:rsid="000deed2"/>
    </style:style>
    <style:style style:name="T8" style:family="text">
      <style:text-properties fo:color="#ff0000" loext:opacity="100%" officeooo:rsid="000cd434"/>
    </style:style>
    <style:style style:name="T9" style:family="text">
      <style:text-properties fo:color="#ff0000" loext:opacity="100%" officeooo:rsid="000dee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 Internet veio da Guerra -(infelizmente)</text:p>
      <text:p text:style-name="Standard"/>
      <text:p text:style-name="Standard">Depois da Segunda Guerra, EUA e URSS começaram a ter seus desentendimentos,</text:p>
      <text:p text:style-name="Standard">dando origem à Guerra Fria em 1949. Neste contexto, em que os dois blocos</text:p>
      <text:p text:style-name="Standard">ideológicos e politicamente antagônicos exerciam enorme controle e influência no</text:p>
      <text:p text:style-name="Standard">mundo, qualquer mecanismo, qualquer inovação, qualquer ferramenta nova poderia</text:p>
      <text:p text:style-name="Standard">contribuir nessa disputa liderada pela União Soviética e pelos Estados Unidos: as</text:p>
      <text:p text:style-name="Standard">duas superpotências compreendiam a eficácia e a necessidade absoluta dos meios de</text:p>
      <text:p text:style-name="Standard">comunicação. </text:p>
      <text:p text:style-name="Standard"/>
      <text:p text:style-name="P4">Img usa-urss</text:p>
      <text:p text:style-name="Standard"/>
      <text:p text:style-name="Standard"><text:span text:style-name="T3">img arpa →</text:span><text:span text:style-name="T1"> </text:span>Nessa perspectiva, o governo dos Estados Unidos temia um ataque russo às bases</text:p>
      <text:p text:style-name="Standard">militares. Um ataque poderia trazer a público informações sigilosas, tornando os EUA</text:p>
      <text:p text:style-name="Standard">vulneráveis.</text:p>
      <text:p text:style-name="Standard">E n t ã o f oi idealizado um modelo de <text:s/>troca e compartilhamento de informações que permitisse a descentralização das mesmas. Assim, se o Pentágonofosse atingido, as informações armazenadas ali <text:s/>não estariam perdidas. Era preciso, portanto, criar uma rede, a ARPANET, criada pela DARPA, sigla para Defence Advanced Research Projects Agency. </text:p>
      <text:p text:style-name="Standard"/>
      <text:p text:style-name="Standard">O ataque inimigo nunca aconteceu, mas o que o Departamento de Defesa dos Estados Unidos não sabia era que dava início ao maior fenômeno midiático do século 20', único meio de comunicação que em apenas 4 anos conseguiria atingir cerca de 50 milhões de pessoas. </text:p>
      <text:p text:style-name="Standard"/>
      <text:p text:style-name="Standard">O começo de tudo</text:p>
      <text:p text:style-name="Standard"/>
      <text:p text:style-name="Standard">A ARPANET funcionava através de um sistema conhecido como chaveamento de pacotes, que é um sistema de transmissão de dados em rede de computadores no qual as informações são divididas em pequenos pacotes, que por sua vez contém:</text:p>
      <text:p text:style-name="Standard"/>
      <text:p text:style-name="Standard">• trecho dos dados</text:p>
      <text:p text:style-name="Standard">• o endereço do destinatário</text:p>
      <text:p text:style-name="Standard">• informações que permitiam a remontagem da mensagem original.</text:p>
      <text:p text:style-name="Standard"/>
      <text:p text:style-name="Standard">Em 29 de Outubro de 1969 ocorreu a transmissão do que pode ser considerado o primeiro E-mail da história. O texto desse primeiro e-mail seria "LOGIN", conforme desejava o Professor Leonard Kleinrock da Universidade da Califórnia em Los Angeles (UCLA), mas o computador no Stanford Research Institute, que recebia a mensagem, parou de funcionar após receber a letra “O”. </text:p>
      <text:p text:style-name="Standard"/>
      <text:p text:style-name="P3">img arpanet</text:p>
      <text:p text:style-name="P1"/>
      <text:p text:style-name="P1">Já na década de 1970, a tensão entre URSS e EUA diminui. As duas potências entram</text:p>
      <text:p text:style-name="P1">definitivamente naquilo em que a história se encarregou de chamar de Coexistência</text:p>
      <text:p text:style-name="P1"/>
      <text:p text:style-name="P1">Pacífica. Não havendo mais a iminência de um ataque imediato, o governo dos EUA permitiu que pesquisadores que desenvolvessem, nas suas respectivas universidades, estudos na área de defesa pudessem também entrar na ARPANET. Com isso, a ARPANET começou a ter dificuldades em administrar todo este sistema, devido ao grande e crescente número de localidades universitárias contidas nela. Dividiu-se então este sistema em dois grupos, a MILNET, que possuía as localidades militares e a nova ARPANET, que possuía as localidades não militares. O desenvolvimento da rede, nesse ambiente mais livre, pôde então acontecer. Não só os pesquisadores como também os alunos e <text:soft-page-break/>os amigos dos alunos, tiveram acesso aos estudos já empreendidos e somaram esforços para aperfeiçoá-los. </text:p>
      <text:p text:style-name="P1"/>
      <text:p text:style-name="P3">Img arpanet2</text:p>
      <text:p text:style-name="P1">Já na década de 70, depois da abertura da rede para pesquisadores </text:p>
      <text:p text:style-name="P1"/>
      <text:p text:style-name="P1"/>
      <text:p text:style-name="P2"><text:span text:style-name="T1">Além desses backbones, existem os criados por empresas particulares. A elas são conectadas redes menores, de forma mais ou menos anárquica. É basicamente isto que consiste a Internet, que não tem um dono específico. Com a entrada de muitos pontos na rede e com métodos de comunicação diferentes entre eles, alguma atitude tinha que ser tomada, já que o antigo protocolo NCP já não estava mais aguentando. Robert Kahn da DARPA e ARPANET recrutaram Vint Cerf da Universidade de Stanford para trabalhar com ele nesse problema. Em 1973, eles logo trabalharam com uma reformulação fundamental, onde as diferenças entre os protocolos de rede eram escondidas pelo uso de um protocolo inter-redes comum, e, ao invés da rede ser a responsável pela confiabilidade, como no ARPANET, os hospedeiros ficaram como responsáveis. A especificação do protocolo resultante contém o primeiro uso atestado do termo internet, como abreviação de internetworking; então a palavra começou como um adjetivo, ao invés do nome que é hoje. Com o papel da rede reduzida ao mínimo, ficou possível a junção de praticamente todas as redes, não importando suas características, assim, resolvendo o problema inicial de Kahn. O DARPA concordou em financiar o projeto de desenvolvimento do software, e depois de alguns anos de trabalho, a primeira demonstração de algo sobre gateway entre a rede de Packet. </text:span>Radio na Baía de SF área e a ARPANET foi conduzida. Decorrentes das primeiras especificações do TCP em 1974, TCP/IP emergiu em meados do final de 1978, em forma quase definitiva. Em 1º de janeiro de 1983, data conhecida como Flag Day, o protocolo TCP/IP se tornou o único protocolo aprovado pela ARPANET, substituindo o antigo protocolo NCP. <text:span text:style-name="T4">Img robert_kahn</text:span></text:p>
      <text:p text:style-name="P2"/>
      <text:p text:style-name="P2">O cientista Tim Berners-Lee (foto ao lado), do CERN, criou a World Wide Web, a linguagem HTML e o protocolo HTTP em 1992. Essa linguagem simples, mas eficiente, era usada para a criação dos sites com o conceito de hipertexto (documentos ligados entre si). A empresa norte-americana Netscape criou o protocolo HTTPS (HyperText Transfer Protocol Secure), possibilitando o envio de dados criptografados para transações comercias pela internet.<text:span text:style-name="T3"> </text:span><text:span text:style-name="T4">Img berners_lee</text:span></text:p>
      <text:p text:style-name="P2"><text:span text:style-name="T4"/></text:p>
      <text:p text:style-name="P7"><text:span text:style-name="T6">A Internet no Brasil </text:span></text:p>
      <text:p text:style-name="P7"><text:span text:style-name="T8">img brasil </text:span><text:span text:style-name="T6">Em 1989, o Ministério da Ciência e Tecnologia lança um projeto pioneiro, a Rede Nacional de Ensino e Pesquisa (RNP). Existente ainda hoje, a RNP é uma organização de interesse público cuja principal missão é operar uma rede acadêmica de alcance nacional. Quando foi lançada, a organização tinha o objetivo de capacitar recursos humanos de alta tecnologia e difundir a tecnologia Internet através da implantação do primeiro backbone nacional. O primeiro backbone brasileiro foi inaugurado em 1991, destinado exclusivamente à comunidade acadêmica. Mais tarde, em 1995, o governo resolveu abrir o backbone e fornecer conectividade a provedores de acesso comerciais. A partir dessa decisão, surgiu uma discussão sobre o papel da RNP como uma rede estritamente acadêmica com acesso livre para acadêmicos e taxada para todos dos outros consumidores. Com o crescimento da Internet comercial, a RNP voltou novamente a atenção para a comunidade científica. A partir de 1997, iniciou-se uma nova fase na Internet brasileira. O aumento de acessos a rede e a necessidade de uma infraestrutura mais vel o z e segura levou a investimentos em novas tecnologias. Entretanto, devido a carência de uma infraestrutura de fibra óptica que cobrisse todo o território nacional, primeiramente, optou-se pela criação de redes locais de alta velocidade, aproveitando a estrutura de algumas regiões metropolitanas. Como parte desses investimentos, em 2000, foi implantado o backbone RNP2 com o objetivo de interligar todo o país em uma rede de alta tecnologia. Atualmente, o RNP2 conecta os 27 estados brasileiros e interliga mais de 300 instituições de ensino superior e de pesquisa no país, como o INMETRO e suas sedes </text:span><text:soft-page-break/><text:span text:style-name="T6">regionais. Outro avanço alcançado pela RNP ocorreu em 2002. Nesse ano, o então presidente da república transformou a RNP em uma organização social. Com isso ela passa a ter maior autonomia administrativa para executar as tarefas e o poder público ganha meios de controle mais eficazes para \avaliar e cobrar os resultados. Como objetivos dessa transformação estão o fornecimento de serviços de infraestrutura de redes IP avançadas, a implantação e a avaliação de novas tecnologias de rede, a disseminação dessas tecnologias e a capacitação de recursos humanos na área de segurança de redes, gerência e roteamento. A partir de 2005, a comunicação entre os point of presence (PoPs) da rede começou a ser ampliada com o uso de tecnologia óptica, o que elevou a capacidade de operação a 11 Gbps. A base instalada de computadores no Brasil atinge 40 milhões, de acordo com pesquisa da Escola de Administração de Empresas de São Paulo da Fundação Getúlio Vargas. O número, que inclui computadores em empresas e residências, representa um crescimento de 25% sobre a base registrada no mesmo período do ano passado. </text:span></text:p>
      <text:p text:style-name="P2"><text:span text:style-name="T6"/></text:p>
      <text:p text:style-name="P2"><text:span text:style-name="T9">Img cursoemvideo_mod1</text:span><text:span text:style-name="T7"> </text:span><text:span text:style-name="T6">Eu sei que às vezes as pessoas gostam mais de assistir vídeos do que ler livros, e é por isso que eu lanço há anos materiais no canal Curso em Vídeo no YouTube. O link que vou compartilhar contigo faz parte da playlist completa onde você encontra o Módulo 1 do Curso de HTML5 e CSS3, completamente gravado com base nesse material. </text:span></text:p>
      <text:p text:style-name="P5"><text:span text:style-name="T6">L</text:span><text:span text:style-name="T5">ink: https://www.youtube.com/playlist?list=PLHz_AreHm4dkZ9-atkcmcBaMZdmLHft8n</text:span></text:p>
      <text:p text:style-name="P2"><text:span text:style-name="T6"/></text:p>
      <text:p text:style-name="P6"/>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1T10:47:05.003602919</meta:creation-date>
    <dc:date>2023-02-21T11:21:34.312996356</dc:date>
    <meta:editing-duration>PT3M37S</meta:editing-duration>
    <meta:editing-cycles>2</meta:editing-cycles>
    <meta:generator>LibreOffice/7.3.7.2$Linux_X86_64 LibreOffice_project/30$Build-2</meta:generator>
    <meta:document-statistic meta:table-count="0" meta:image-count="0" meta:object-count="0" meta:page-count="3" meta:paragraph-count="32" meta:word-count="1350" meta:character-count="8510" meta:non-whitespace-character-count="7181"/>
  </office:meta>
</office:document-meta>
</file>